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Unified Validation Framework for OFT Constants</text:h>
      <text:h text:style-name="Heading_20_3" text:outline-level="3">1. <text:span text:style-name="Strong_20_Emphasis">Introduction</text:span></text:h>
      <text:list text:style-name="L1">
        <text:list-item>
          <text:p text:style-name="P2">Oscillatory Field Theory (OFT) provides a dynamic framework where constants such as Planck's constant hh, the gravitational constant GG, the speed of light cc, and the Doppler effect emerge from FIELD properties. </text:p>
        </text:list-item>
        <text:list-item>
          <text:p text:style-name="P1">This unified model integrates these constants, showing how they scale dynamically across quantum, Newtonian, and cosmic layers. </text:p>
        </text:list-item>
      </text:list>
      <text:h text:style-name="Heading_20_3" text:outline-level="3">2. <text:span text:style-name="Strong_20_Emphasis">Core Relationships in OFT</text:span></text:h>
      <text:list text:style-name="L2">
        <text:list-item>
          <text:p text:style-name="P3"><text:span text:style-name="Strong_20_Emphasis">Planck Constant (hh)</text:span>:</text:p>
          <text:list>
            <text:list-item>
              <text:p text:style-name="P4">hh emerges from oscillatory energy dynamics: h=α⋅Ah = \alpha \cdot A Where: </text:p>
              <text:list>
                <text:list-item>
                  <text:p text:style-name="P4">α\alpha: FIELD proportionality constant. </text:p>
                </text:list-item>
                <text:list-item>
                  <text:p text:style-name="P4">AA: Amplitude of oscillations. </text:p>
                </text:list-item>
              </text:list>
            </text:list-item>
          </text:list>
        </text:list-item>
        <text:list-item>
          <text:p text:style-name="P3"><text:span text:style-name="Strong_20_Emphasis">Doppler Effect</text:span>:</text:p>
          <text:list>
            <text:list-item>
              <text:p text:style-name="P4">Frequency shifts reflect FIELD tuning of energy exchange dynamics: f′=f⋅(1+vc⋅αfield)f' = f \cdot \left(1 + \frac{v}{c} \cdot \alpha_{field}\right) Where αfield\alpha_{field} depends on node density and FIELD properties. </text:p>
            </text:list-item>
          </text:list>
        </text:list-item>
        <text:list-item>
          <text:p text:style-name="P3"><text:span text:style-name="Strong_20_Emphasis">Gravitational Constant (GG)</text:span>:</text:p>
          <text:list>
            <text:list-item>
              <text:p text:style-name="P4">GG arises from node density and energy gradients: G=β⋅ρ⋅∇EG = \beta \cdot \rho \cdot \nabla E Where: </text:p>
              <text:list>
                <text:list-item>
                  <text:p text:style-name="P4">ρ\rho: Node density. </text:p>
                </text:list-item>
                <text:list-item>
                  <text:p text:style-name="P4">∇E\nabla E: Energy gradient between nodes. </text:p>
                </text:list-item>
              </text:list>
            </text:list-item>
          </text:list>
        </text:list-item>
        <text:list-item>
          <text:p text:style-name="P3"><text:span text:style-name="Strong_20_Emphasis">Speed of Light (cc)</text:span>:</text:p>
          <text:list>
            <text:list-item>
              <text:p text:style-name="P3">cc scales with FIELD properties: c=γ⋅∇Eρc = \gamma \cdot \frac{\nabla E}{\rho} Where γ\gamma: FIELD scaling factor. </text:p>
            </text:list-item>
          </text:list>
        </text:list-item>
      </text:list>
      <text:h text:style-name="Heading_20_3" text:outline-level="3">3. <text:span text:style-name="Strong_20_Emphasis">Scaling Across Layers</text:span></text:h>
      <text:list text:style-name="L3">
        <text:list-item>
          <text:p text:style-name="P6">At each layer (quantum, Newtonian, cosmic): </text:p>
          <text:list>
            <text:list-item>
              <text:p text:style-name="P5">α\alpha, β\beta, γ\gamma, ρ\rho, and ∇E\nabla E dynamically adjust to FIELD properties. </text:p>
            </text:list-item>
          </text:list>
        </text:list-item>
      </text:list>
      <text:h text:style-name="Heading_20_3" text:outline-level="3">4. <text:span text:style-name="Strong_20_Emphasis">Unified Visualization Plan</text:span></text:h>
      <text:list text:style-name="L4">
        <text:list-item>
          <text:p text:style-name="P8"><text:span text:style-name="Strong_20_Emphasis">Diagram</text:span>: Show interdependencies between constants and FIELD properties. </text:p>
        </text:list-item>
        <text:list-item>
          <text:p text:style-name="P7"><text:span text:style-name="Strong_20_Emphasis">Graphs</text:span>: Integrate Planck constant, Doppler effect, GG, and cc into a single visualization showing dynamic scaling across layers. </text:p>
        </text:list-item>
      </text:list>
      <text:h text:style-name="Heading_20_3" text:outline-level="3"><text:soft-page-break/>5. <text:span text:style-name="Strong_20_Emphasis">Discussion</text:span></text:h>
      <text:list text:style-name="L5">
        <text:list-item>
          <text:p text:style-name="P10">Highlight how FIELD properties unify constants dynamically. </text:p>
        </text:list-item>
        <text:list-item>
          <text:p text:style-name="P9">Compare this dynamic framework to the static assumptions of traditional physics. </text:p>
        </text:list-item>
      </text:list>
      <text:h text:style-name="Heading_20_3" text:outline-level="3">6. <text:span text:style-name="Strong_20_Emphasis">Next Steps</text:span></text:h>
      <text:list text:style-name="L6">
        <text:list-item>
          <text:p text:style-name="P12">Develop simulations to visualize unified relationships dynamically. </text:p>
        </text:list-item>
        <text:list-item>
          <text:p text:style-name="P11">Validate results against experimental and theoretical benchmarks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07:03:55.111597101</meta:creation-date>
    <dc:date>2025-01-10T07:04:57.655185508</dc:date>
    <meta:editing-duration>PT1M3S</meta:editing-duration>
    <meta:editing-cycles>1</meta:editing-cycles>
    <meta:document-statistic meta:table-count="0" meta:image-count="0" meta:object-count="0" meta:page-count="2" meta:paragraph-count="29" meta:word-count="274" meta:character-count="1877" meta:non-whitespace-character-count="1636"/>
    <meta:generator>LibreOffice/24.2.7.2$Linux_X86_64 LibreOffice_project/420$Build-2</meta:generator>
  </office:meta>
</office:document-meta>
</file>